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" manifest:full-path="Object 1/Pictures/2000000D000000DD000000DDDC7CCDFB.svm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52cm"/>
    </style:style>
    <style:style style:name="co2" style:family="table-column">
      <style:table-column-properties fo:break-before="auto" style:column-width="0.951cm"/>
    </style:style>
    <style:style style:name="co3" style:family="table-column">
      <style:table-column-properties fo:break-before="auto" style:column-width="0.93cm"/>
    </style:style>
    <style:style style:name="co4" style:family="table-column">
      <style:table-column-properties fo:break-before="auto" style:column-width="0.42cm"/>
    </style:style>
    <style:style style:name="co5" style:family="table-column">
      <style:table-column-properties fo:break-before="auto" style:column-width="1.19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float" office:value="8593">
            <text:p>8593</text:p>
          </table:table-cell>
          <table:table-cell office:value-type="float" office:value="-5215">
            <text:p>-5215</text:p>
          </table:table-cell>
          <table:table-cell/>
          <table:table-cell office:value-type="float" office:value="-9175">
            <text:p>-9175</text:p>
          </table:table-cell>
          <table:table-cell office:value-type="float" office:value="-9727">
            <text:p>-9727</text:p>
          </table:table-cell>
          <table:table-cell>
            <draw:frame table:end-cell-address="Sheet1.N30" table:end-x="2.071cm" table:end-y="0.231cm" draw:z-index="0" draw:style-name="gr1" svg:width="17.667cm" svg:height="12.509cm" svg:x="0.211cm" svg:y="0.023cm">
              <draw:object draw:notify-on-update-of-ranges="Sheet1.B2:Sheet1.B1001 Sheet1.C2:Sheet1.C1001 Sheet1.E2:Sheet1.E1001 Sheet1.F2:Sheet1.F100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-9633">
            <text:p>-9633</text:p>
          </table:table-cell>
          <table:table-cell office:value-type="float" office:value="-9231">
            <text:p>-9231</text:p>
          </table:table-cell>
          <table:table-cell/>
          <table:table-cell office:value-type="float" office:value="-9633">
            <text:p>-9633</text:p>
          </table:table-cell>
          <table:table-cell office:value-type="float" office:value="-9231">
            <text:p>-9231</text:p>
          </table:table-cell>
          <table:table-cell/>
        </table:table-row>
        <table:table-row table:style-name="ro1">
          <table:table-cell/>
          <table:table-cell office:value-type="float" office:value="-8124">
            <text:p>-8124</text:p>
          </table:table-cell>
          <table:table-cell office:value-type="float" office:value="-9244">
            <text:p>-9244</text:p>
          </table:table-cell>
          <table:table-cell/>
          <table:table-cell office:value-type="float" office:value="-9840">
            <text:p>-9840</text:p>
          </table:table-cell>
          <table:table-cell office:value-type="float" office:value="3814">
            <text:p>3814</text:p>
          </table:table-cell>
          <table:table-cell/>
        </table:table-row>
        <table:table-row table:style-name="ro1">
          <table:table-cell/>
          <table:table-cell office:value-type="float" office:value="3454">
            <text:p>3454</text:p>
          </table:table-cell>
          <table:table-cell office:value-type="float" office:value="9081">
            <text:p>9081</text:p>
          </table:table-cell>
          <table:table-cell/>
          <table:table-cell office:value-type="float" office:value="-8407">
            <text:p>-8407</text:p>
          </table:table-cell>
          <table:table-cell office:value-type="float" office:value="6530">
            <text:p>6530</text:p>
          </table:table-cell>
          <table:table-cell/>
        </table:table-row>
        <table:table-row table:style-name="ro1">
          <table:table-cell/>
          <table:table-cell office:value-type="float" office:value="-2744">
            <text:p>-2744</text:p>
          </table:table-cell>
          <table:table-cell office:value-type="float" office:value="-2514">
            <text:p>-2514</text:p>
          </table:table-cell>
          <table:table-cell/>
          <table:table-cell office:value-type="float" office:value="123">
            <text:p>123</text:p>
          </table:table-cell>
          <table:table-cell office:value-type="float" office:value="9088">
            <text:p>9088</text:p>
          </table:table-cell>
          <table:table-cell/>
        </table:table-row>
        <table:table-row table:style-name="ro1">
          <table:table-cell/>
          <table:table-cell office:value-type="float" office:value="553">
            <text:p>553</text:p>
          </table:table-cell>
          <table:table-cell office:value-type="float" office:value="-755">
            <text:p>-755</text:p>
          </table:table-cell>
          <table:table-cell/>
          <table:table-cell office:value-type="float" office:value="9723">
            <text:p>9723</text:p>
          </table:table-cell>
          <table:table-cell office:value-type="float" office:value="9203">
            <text:p>9203</text:p>
          </table:table-cell>
          <table:table-cell/>
        </table:table-row>
        <table:table-row table:style-name="ro1">
          <table:table-cell/>
          <table:table-cell office:value-type="float" office:value="5390">
            <text:p>5390</text:p>
          </table:table-cell>
          <table:table-cell office:value-type="float" office:value="-6601">
            <text:p>-6601</text:p>
          </table:table-cell>
          <table:table-cell/>
          <table:table-cell office:value-type="float" office:value="9953">
            <text:p>9953</text:p>
          </table:table-cell>
          <table:table-cell office:value-type="float" office:value="-573">
            <text:p>-573</text:p>
          </table:table-cell>
          <table:table-cell/>
        </table:table-row>
        <table:table-row table:style-name="ro1">
          <table:table-cell/>
          <table:table-cell office:value-type="float" office:value="1658">
            <text:p>1658</text:p>
          </table:table-cell>
          <table:table-cell office:value-type="float" office:value="5918">
            <text:p>5918</text:p>
          </table:table-cell>
          <table:table-cell/>
          <table:table-cell office:value-type="float" office:value="9737">
            <text:p>9737</text:p>
          </table:table-cell>
          <table:table-cell office:value-type="float" office:value="-8999">
            <text:p>-8999</text:p>
          </table:table-cell>
          <table:table-cell/>
        </table:table-row>
        <table:table-row table:style-name="ro1">
          <table:table-cell/>
          <table:table-cell office:value-type="float" office:value="2382">
            <text:p>2382</text:p>
          </table:table-cell>
          <table:table-cell office:value-type="float" office:value="709">
            <text:p>709</text:p>
          </table:table-cell>
          <table:table-cell/>
          <table:table-cell office:value-type="float" office:value="-4973">
            <text:p>-4973</text:p>
          </table:table-cell>
          <table:table-cell office:value-type="float" office:value="-9582">
            <text:p>-9582</text:p>
          </table:table-cell>
          <table:table-cell/>
        </table:table-row>
        <table:table-row table:style-name="ro1">
          <table:table-cell/>
          <table:table-cell office:value-type="float" office:value="9723">
            <text:p>9723</text:p>
          </table:table-cell>
          <table:table-cell office:value-type="float" office:value="9203">
            <text:p>920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407">
            <text:p>-8407</text:p>
          </table:table-cell>
          <table:table-cell office:value-type="float" office:value="6530">
            <text:p>65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91">
            <text:p>-391</text:p>
          </table:table-cell>
          <table:table-cell office:value-type="float" office:value="415">
            <text:p>4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901">
            <text:p>-3901</text:p>
          </table:table-cell>
          <table:table-cell office:value-type="float" office:value="5383">
            <text:p>5383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55">
            <text:p>7855</text:p>
          </table:table-cell>
          <table:table-cell office:value-type="float" office:value="-6561">
            <text:p>-656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289">
            <text:p>-8289</text:p>
          </table:table-cell>
          <table:table-cell office:value-type="float" office:value="2200">
            <text:p>22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247">
            <text:p>-5247</text:p>
          </table:table-cell>
          <table:table-cell office:value-type="float" office:value="6911">
            <text:p>69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048">
            <text:p>-2048</text:p>
          </table:table-cell>
          <table:table-cell office:value-type="float" office:value="6752">
            <text:p>675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628">
            <text:p>-8628</text:p>
          </table:table-cell>
          <table:table-cell office:value-type="float" office:value="-6774">
            <text:p>-677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973">
            <text:p>-4973</text:p>
          </table:table-cell>
          <table:table-cell office:value-type="float" office:value="-9582">
            <text:p>-95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762">
            <text:p>-7762</text:p>
          </table:table-cell>
          <table:table-cell office:value-type="float" office:value="-1142">
            <text:p>-11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9">
            <text:p>1699</text:p>
          </table:table-cell>
          <table:table-cell office:value-type="float" office:value="-4172">
            <text:p>-417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24">
            <text:p>3524</text:p>
          </table:table-cell>
          <table:table-cell office:value-type="float" office:value="2930">
            <text:p>29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122">
            <text:p>-7122</text:p>
          </table:table-cell>
          <table:table-cell office:value-type="float" office:value="-8110">
            <text:p>-81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525">
            <text:p>-5525</text:p>
          </table:table-cell>
          <table:table-cell office:value-type="float" office:value="-5111">
            <text:p>-51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9">
            <text:p>349</text:p>
          </table:table-cell>
          <table:table-cell office:value-type="float" office:value="6990">
            <text:p>69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051">
            <text:p>-9051</text:p>
          </table:table-cell>
          <table:table-cell office:value-type="float" office:value="-5984">
            <text:p>-59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93">
            <text:p>6393</text:p>
          </table:table-cell>
          <table:table-cell office:value-type="float" office:value="3631">
            <text:p>36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22">
            <text:p>5922</text:p>
          </table:table-cell>
          <table:table-cell office:value-type="float" office:value="-2287">
            <text:p>-22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7">
            <text:p>787</text:p>
          </table:table-cell>
          <table:table-cell office:value-type="float" office:value="-5095">
            <text:p>-509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2">
            <text:p>2312</text:p>
          </table:table-cell>
          <table:table-cell office:value-type="float" office:value="2966">
            <text:p>296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974">
            <text:p>-4974</text:p>
          </table:table-cell>
          <table:table-cell office:value-type="float" office:value="-1676">
            <text:p>-16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82">
            <text:p>-1182</text:p>
          </table:table-cell>
          <table:table-cell office:value-type="float" office:value="-7037">
            <text:p>-70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922">
            <text:p>-2922</text:p>
          </table:table-cell>
          <table:table-cell office:value-type="float" office:value="-6354">
            <text:p>-63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84">
            <text:p>9584</text:p>
          </table:table-cell>
          <table:table-cell office:value-type="float" office:value="6048">
            <text:p>60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963">
            <text:p>-4963</text:p>
          </table:table-cell>
          <table:table-cell office:value-type="float" office:value="2755">
            <text:p>2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95">
            <text:p>6095</text:p>
          </table:table-cell>
          <table:table-cell office:value-type="float" office:value="2682">
            <text:p>26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3">
            <text:p>1993</text:p>
          </table:table-cell>
          <table:table-cell office:value-type="float" office:value="2890">
            <text:p>289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402">
            <text:p>-5402</text:p>
          </table:table-cell>
          <table:table-cell office:value-type="float" office:value="-9075">
            <text:p>-907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840">
            <text:p>-9840</text:p>
          </table:table-cell>
          <table:table-cell office:value-type="float" office:value="3814">
            <text:p>38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>
            <text:p>95</text:p>
          </table:table-cell>
          <table:table-cell office:value-type="float" office:value="4010">
            <text:p>40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72">
            <text:p>7272</text:p>
          </table:table-cell>
          <table:table-cell office:value-type="float" office:value="-2808">
            <text:p>-280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16">
            <text:p>7116</text:p>
          </table:table-cell>
          <table:table-cell office:value-type="float" office:value="-4551">
            <text:p>-45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232">
            <text:p>-7232</text:p>
          </table:table-cell>
          <table:table-cell office:value-type="float" office:value="-2884">
            <text:p>-288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046">
            <text:p>-1046</text:p>
          </table:table-cell>
          <table:table-cell office:value-type="float" office:value="4094">
            <text:p>409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175">
            <text:p>-6175</text:p>
          </table:table-cell>
          <table:table-cell office:value-type="float" office:value="-9501">
            <text:p>-950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51">
            <text:p>8751</text:p>
          </table:table-cell>
          <table:table-cell office:value-type="float" office:value="-4739">
            <text:p>-47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174">
            <text:p>-1174</text:p>
          </table:table-cell>
          <table:table-cell office:value-type="float" office:value="8650">
            <text:p>865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52">
            <text:p>-952</text:p>
          </table:table-cell>
          <table:table-cell office:value-type="float" office:value="755">
            <text:p>75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3">
            <text:p>2153</text:p>
          </table:table-cell>
          <table:table-cell office:value-type="float" office:value="6912">
            <text:p>69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82">
            <text:p>5682</text:p>
          </table:table-cell>
          <table:table-cell office:value-type="float" office:value="-4043">
            <text:p>-40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970">
            <text:p>-6970</text:p>
          </table:table-cell>
          <table:table-cell office:value-type="float" office:value="-3737">
            <text:p>-37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>
            <text:p>71</text:p>
          </table:table-cell>
          <table:table-cell office:value-type="float" office:value="-3158">
            <text:p>-315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99">
            <text:p>7399</text:p>
          </table:table-cell>
          <table:table-cell office:value-type="float" office:value="8351">
            <text:p>8351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38">
            <text:p>7838</text:p>
          </table:table-cell>
          <table:table-cell office:value-type="float" office:value="1481">
            <text:p>148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2">
            <text:p>1392</text:p>
          </table:table-cell>
          <table:table-cell office:value-type="float" office:value="4464">
            <text:p>44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80">
            <text:p>-680</text:p>
          </table:table-cell>
          <table:table-cell office:value-type="float" office:value="-8878">
            <text:p>-88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>
            <text:p>123</text:p>
          </table:table-cell>
          <table:table-cell office:value-type="float" office:value="9088">
            <text:p>90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37">
            <text:p>9737</text:p>
          </table:table-cell>
          <table:table-cell office:value-type="float" office:value="-8999">
            <text:p>-899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53">
            <text:p>9953</text:p>
          </table:table-cell>
          <table:table-cell office:value-type="float" office:value="-573">
            <text:p>-5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96">
            <text:p>-296</text:p>
          </table:table-cell>
          <table:table-cell office:value-type="float" office:value="3791">
            <text:p>379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65">
            <text:p>3865</text:p>
          </table:table-cell>
          <table:table-cell office:value-type="float" office:value="-1619">
            <text:p>-16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228">
            <text:p>-2228</text:p>
          </table:table-cell>
          <table:table-cell office:value-type="float" office:value="-7557">
            <text:p>-75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50">
            <text:p>3250</text:p>
          </table:table-cell>
          <table:table-cell office:value-type="float" office:value="5406">
            <text:p>540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66">
            <text:p>-766</text:p>
          </table:table-cell>
          <table:table-cell office:value-type="float" office:value="-4056">
            <text:p>-4056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66">
            <text:p>6466</text:p>
          </table:table-cell>
          <table:table-cell office:value-type="float" office:value="-1160">
            <text:p>-116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355">
            <text:p>-3355</text:p>
          </table:table-cell>
          <table:table-cell office:value-type="float" office:value="82">
            <text:p>82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02">
            <text:p>9002</text:p>
          </table:table-cell>
          <table:table-cell office:value-type="float" office:value="8486">
            <text:p>848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501">
            <text:p>-2501</text:p>
          </table:table-cell>
          <table:table-cell office:value-type="float" office:value="-4178">
            <text:p>-41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542">
            <text:p>-5542</text:p>
          </table:table-cell>
          <table:table-cell office:value-type="float" office:value="-4664">
            <text:p>-4664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289">
            <text:p>-8289</text:p>
          </table:table-cell>
          <table:table-cell office:value-type="float" office:value="-176">
            <text:p>-1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25">
            <text:p>9125</text:p>
          </table:table-cell>
          <table:table-cell office:value-type="float" office:value="4728">
            <text:p>47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17">
            <text:p>5817</text:p>
          </table:table-cell>
          <table:table-cell office:value-type="float" office:value="-3887">
            <text:p>-388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5">
            <text:p>1255</text:p>
          </table:table-cell>
          <table:table-cell office:value-type="float" office:value="2448">
            <text:p>24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33">
            <text:p>9533</text:p>
          </table:table-cell>
          <table:table-cell office:value-type="float" office:value="-8276">
            <text:p>-827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49">
            <text:p>9049</text:p>
          </table:table-cell>
          <table:table-cell office:value-type="float" office:value="2326">
            <text:p>23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047">
            <text:p>-7047</text:p>
          </table:table-cell>
          <table:table-cell office:value-type="float" office:value="1446">
            <text:p>14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7">
            <text:p>597</text:p>
          </table:table-cell>
          <table:table-cell office:value-type="float" office:value="-315">
            <text:p>-3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2285">
            <text:p>-2285</text:p>
          </table:table-cell>
          <table:table-cell office:value-type="float" office:value="1148">
            <text:p>1148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13">
            <text:p>6213</text:p>
          </table:table-cell>
          <table:table-cell office:value-type="float" office:value="-8815">
            <text:p>-88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1351">
            <text:p>-1351</text:p>
          </table:table-cell>
          <table:table-cell office:value-type="float" office:value="-6640">
            <text:p>-66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78">
            <text:p>8278</text:p>
          </table:table-cell>
          <table:table-cell office:value-type="float" office:value="-2527">
            <text:p>-25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9175">
            <text:p>-9175</text:p>
          </table:table-cell>
          <table:table-cell office:value-type="float" office:value="-9727">
            <text:p>-97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3551">
            <text:p>-3551</text:p>
          </table:table-cell>
          <table:table-cell office:value-type="float" office:value="-2818">
            <text:p>-28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745">
            <text:p>-6745</text:p>
          </table:table-cell>
          <table:table-cell office:value-type="float" office:value="1300">
            <text:p>13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388">
            <text:p>-5388</text:p>
          </table:table-cell>
          <table:table-cell office:value-type="float" office:value="4888">
            <text:p>488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99">
            <text:p>7599</text:p>
          </table:table-cell>
          <table:table-cell office:value-type="float" office:value="8245">
            <text:p>82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4">
            <text:p>1224</text:p>
          </table:table-cell>
          <table:table-cell office:value-type="float" office:value="-2057">
            <text:p>-205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15">
            <text:p>4715</text:p>
          </table:table-cell>
          <table:table-cell office:value-type="float" office:value="-7812">
            <text:p>-78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558">
            <text:p>-6558</text:p>
          </table:table-cell>
          <table:table-cell office:value-type="float" office:value="2905">
            <text:p>290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4906">
            <text:p>-4906</text:p>
          </table:table-cell>
          <table:table-cell office:value-type="float" office:value="-735">
            <text:p>-7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-5485">
            <text:p>-5485</text:p>
          </table:table-cell>
          <table:table-cell office:value-type="float" office:value="337">
            <text:p>3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241">
            <text:p>-7241</text:p>
          </table:table-cell>
          <table:table-cell office:value-type="float" office:value="-711">
            <text:p>-7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-8749">
            <text:p>-8749</text:p>
          </table:table-cell>
          <table:table-cell office:value-type="float" office:value="-4378">
            <text:p>-437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7012">
            <text:p>-7012</text:p>
          </table:table-cell>
          <table:table-cell office:value-type="float" office:value="-7454">
            <text:p>-7454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51">
            <text:p>4851</text:p>
          </table:table-cell>
          <table:table-cell office:value-type="float" office:value="-5897">
            <text:p>-589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2">
            <text:p>1532</text:p>
          </table:table-cell>
          <table:table-cell office:value-type="float" office:value="-5598">
            <text:p>-5598</text:p>
          </table:table-cell>
          <table:table-cell table:number-columns-repeated="4"/>
        </table:table-row>
        <table:table-row table:style-name="ro1">
          <table:table-cell/>
          <table:table-cell office:value-type="float" office:value="-6761">
            <text:p>-6761</text:p>
          </table:table-cell>
          <table:table-cell office:value-type="float" office:value="1673">
            <text:p>167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80">
            <text:p>3580</text:p>
          </table:table-cell>
          <table:table-cell office:value-type="float" office:value="-5026">
            <text:p>-50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6">
            <text:p>1976</text:p>
          </table:table-cell>
          <table:table-cell office:value-type="float" office:value="3662">
            <text:p>366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16">
            <text:p>3716</text:p>
          </table:table-cell>
          <table:table-cell office:value-type="float" office:value="-215">
            <text:p>-215</text:p>
          </table:table-cell>
          <table:table-cell table:number-columns-repeated="4"/>
        </table:table-row>
        <table:table-row table:style-name="ro1" table:number-rows-repeated="1048474">
          <table:table-cell table:number-columns-repeated="7"/>
        </table:table-row>
        <table:table-row table:style-name="ro1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ru" fo:country="RU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1">01.04.2012</text:date>, <text:time>14:41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01T03:20:40</meta:creation-date>
    <dc:date>2012-04-01T14:41:27</dc:date>
    <meta:editing-duration>PT43M47S</meta:editing-duration>
    <meta:editing-cycles>25</meta:editing-cycles>
    <meta:generator>LibreOffice/3.3$Unix LibreOffice_project/330m19$Build-202</meta:generator>
    <meta:document-statistic meta:table-count="1" meta:cell-count="21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>
        <chart:symbol-image xlink:href="Pictures/2000000D000000DD000000DDDC7CCDFB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35cm" chart:symbol-height="0.3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668cm" svg:height="12.51cm" xlink:href=".." xlink:type="simple" chart:class="chart:scatter" chart:style-name="ch1">
        <chart:plot-area chart:style-name="ch2" table:cell-range-address="Sheet1.B2:Sheet1.C1001 Sheet1.F2:Sheet1.F1001" svg:x="0.803cm" svg:y="1.135cm" svg:width="16.159cm" svg:height="10.705cm">
          <chartooo:coordinate-region svg:x="1.348cm" svg:y="1.329cm" svg:width="15.125cm" svg:height="10.318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C2:Sheet1.C1001" chart:class="chart:scatter">
            <chart:domain table:cell-range-address="Sheet1.B2:Sheet1.B1001"/>
            <chart:data-point chart:repeated="1000"/>
          </chart:series>
          <chart:series chart:style-name="ch6" chart:values-cell-range-address="Sheet1.F2:Sheet1.F1001" chart:class="chart:scatter">
            <chart:domain table:cell-range-address="Sheet1.E2:Sheet1.E1001"/>
            <chart:data-point chart:repeated="10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93">
                <text:p>8593</text:p>
                <draw:g>
                  <svg:desc>Sheet1.B2:Sheet1.B1001</svg:desc>
                </draw:g>
              </table:table-cell>
              <table:table-cell office:value-type="float" office:value="-5215">
                <text:p>-5215</text:p>
                <draw:g>
                  <svg:desc>Sheet1.C2:Sheet1.C1001</svg:desc>
                </draw:g>
              </table:table-cell>
              <table:table-cell office:value-type="float" office:value="-9175">
                <text:p>-9175</text:p>
                <draw:g>
                  <svg:desc>Sheet1.E2:Sheet1.E1001</svg:desc>
                </draw:g>
              </table:table-cell>
              <table:table-cell office:value-type="float" office:value="-9727">
                <text:p>-9727</text:p>
                <draw:g>
                  <svg:desc>Sheet1.F2:Sheet1.F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9633">
                <text:p>-9633</text:p>
              </table:table-cell>
              <table:table-cell office:value-type="float" office:value="-9231">
                <text:p>-9231</text:p>
              </table:table-cell>
              <table:table-cell office:value-type="float" office:value="-9633">
                <text:p>-9633</text:p>
              </table:table-cell>
              <table:table-cell office:value-type="float" office:value="-9231">
                <text:p>-9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8124">
                <text:p>-8124</text:p>
              </table:table-cell>
              <table:table-cell office:value-type="float" office:value="-9244">
                <text:p>-9244</text:p>
              </table:table-cell>
              <table:table-cell office:value-type="float" office:value="-9840">
                <text:p>-9840</text:p>
              </table:table-cell>
              <table:table-cell office:value-type="float" office:value="3814">
                <text:p>38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454">
                <text:p>3454</text:p>
              </table:table-cell>
              <table:table-cell office:value-type="float" office:value="9081">
                <text:p>9081</text:p>
              </table:table-cell>
              <table:table-cell office:value-type="float" office:value="-8407">
                <text:p>-8407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2744">
                <text:p>-2744</text:p>
              </table:table-cell>
              <table:table-cell office:value-type="float" office:value="-2514">
                <text:p>-2514</text:p>
              </table:table-cell>
              <table:table-cell office:value-type="float" office:value="123">
                <text:p>123</text:p>
              </table:table-cell>
              <table:table-cell office:value-type="float" office:value="9088">
                <text:p>90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53">
                <text:p>553</text:p>
              </table:table-cell>
              <table:table-cell office:value-type="float" office:value="-755">
                <text:p>-755</text:p>
              </table:table-cell>
              <table:table-cell office:value-type="float" office:value="9723">
                <text:p>9723</text:p>
              </table:table-cell>
              <table:table-cell office:value-type="float" office:value="9203">
                <text:p>92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90">
                <text:p>5390</text:p>
              </table:table-cell>
              <table:table-cell office:value-type="float" office:value="-6601">
                <text:p>-6601</text:p>
              </table:table-cell>
              <table:table-cell office:value-type="float" office:value="9953">
                <text:p>9953</text:p>
              </table:table-cell>
              <table:table-cell office:value-type="float" office:value="-573">
                <text:p>-5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8">
                <text:p>1658</text:p>
              </table:table-cell>
              <table:table-cell office:value-type="float" office:value="5918">
                <text:p>5918</text:p>
              </table:table-cell>
              <table:table-cell office:value-type="float" office:value="9737">
                <text:p>9737</text:p>
              </table:table-cell>
              <table:table-cell office:value-type="float" office:value="-8999">
                <text:p>-8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82">
                <text:p>2382</text:p>
              </table:table-cell>
              <table:table-cell office:value-type="float" office:value="709">
                <text:p>709</text:p>
              </table:table-cell>
              <table:table-cell office:value-type="float" office:value="-4973">
                <text:p>-4973</text:p>
              </table:table-cell>
              <table:table-cell office:value-type="float" office:value="-9582">
                <text:p>-9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723">
                <text:p>9723</text:p>
              </table:table-cell>
              <table:table-cell office:value-type="float" office:value="9203">
                <text:p>9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8407">
                <text:p>-8407</text:p>
              </table:table-cell>
              <table:table-cell office:value-type="float" office:value="6530">
                <text:p>6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91">
                <text:p>-391</text:p>
              </table:table-cell>
              <table:table-cell office:value-type="float" office:value="415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901">
                <text:p>-3901</text:p>
              </table:table-cell>
              <table:table-cell office:value-type="float" office:value="5383">
                <text:p>5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855">
                <text:p>7855</text:p>
              </table:table-cell>
              <table:table-cell office:value-type="float" office:value="-6561">
                <text:p>-6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8289">
                <text:p>-8289</text:p>
              </table:table-cell>
              <table:table-cell office:value-type="float" office:value="2200">
                <text:p>2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5247">
                <text:p>-5247</text:p>
              </table:table-cell>
              <table:table-cell office:value-type="float" office:value="6911">
                <text:p>6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048">
                <text:p>-2048</text:p>
              </table:table-cell>
              <table:table-cell office:value-type="float" office:value="6752">
                <text:p>6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8628">
                <text:p>-8628</text:p>
              </table:table-cell>
              <table:table-cell office:value-type="float" office:value="-6774">
                <text:p>-6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4973">
                <text:p>-4973</text:p>
              </table:table-cell>
              <table:table-cell office:value-type="float" office:value="-9582">
                <text:p>-9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7762">
                <text:p>-7762</text:p>
              </table:table-cell>
              <table:table-cell office:value-type="float" office:value="-1142">
                <text:p>-1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99">
                <text:p>1699</text:p>
              </table:table-cell>
              <table:table-cell office:value-type="float" office:value="-4172">
                <text:p>-4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524">
                <text:p>3524</text:p>
              </table:table-cell>
              <table:table-cell office:value-type="float" office:value="2930">
                <text:p>2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7122">
                <text:p>-7122</text:p>
              </table:table-cell>
              <table:table-cell office:value-type="float" office:value="-8110">
                <text:p>-8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5525">
                <text:p>-5525</text:p>
              </table:table-cell>
              <table:table-cell office:value-type="float" office:value="-5111">
                <text:p>-5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49">
                <text:p>349</text:p>
              </table:table-cell>
              <table:table-cell office:value-type="float" office:value="6990">
                <text:p>6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9051">
                <text:p>-9051</text:p>
              </table:table-cell>
              <table:table-cell office:value-type="float" office:value="-5984">
                <text:p>-5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93">
                <text:p>6393</text:p>
              </table:table-cell>
              <table:table-cell office:value-type="float" office:value="3631">
                <text:p>3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922">
                <text:p>5922</text:p>
              </table:table-cell>
              <table:table-cell office:value-type="float" office:value="-2287">
                <text:p>-2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87">
                <text:p>787</text:p>
              </table:table-cell>
              <table:table-cell office:value-type="float" office:value="-5095">
                <text:p>-50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12">
                <text:p>2312</text:p>
              </table:table-cell>
              <table:table-cell office:value-type="float" office:value="2966">
                <text:p>2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4974">
                <text:p>-4974</text:p>
              </table:table-cell>
              <table:table-cell office:value-type="float" office:value="-1676">
                <text:p>-1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182">
                <text:p>-1182</text:p>
              </table:table-cell>
              <table:table-cell office:value-type="float" office:value="-7037">
                <text:p>-7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922">
                <text:p>-2922</text:p>
              </table:table-cell>
              <table:table-cell office:value-type="float" office:value="-6354">
                <text:p>-6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584">
                <text:p>9584</text:p>
              </table:table-cell>
              <table:table-cell office:value-type="float" office:value="6048">
                <text:p>6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4963">
                <text:p>-4963</text:p>
              </table:table-cell>
              <table:table-cell office:value-type="float" office:value="2755">
                <text:p>2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095">
                <text:p>6095</text:p>
              </table:table-cell>
              <table:table-cell office:value-type="float" office:value="2682">
                <text:p>2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3">
                <text:p>1993</text:p>
              </table:table-cell>
              <table:table-cell office:value-type="float" office:value="2890">
                <text:p>2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5402">
                <text:p>-5402</text:p>
              </table:table-cell>
              <table:table-cell office:value-type="float" office:value="-9075">
                <text:p>-9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9840">
                <text:p>-9840</text:p>
              </table:table-cell>
              <table:table-cell office:value-type="float" office:value="3814">
                <text:p>3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5">
                <text:p>95</text:p>
              </table:table-cell>
              <table:table-cell office:value-type="float" office:value="4010">
                <text:p>40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272">
                <text:p>7272</text:p>
              </table:table-cell>
              <table:table-cell office:value-type="float" office:value="-2808">
                <text:p>-2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116">
                <text:p>7116</text:p>
              </table:table-cell>
              <table:table-cell office:value-type="float" office:value="-4551">
                <text:p>-4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7232">
                <text:p>-7232</text:p>
              </table:table-cell>
              <table:table-cell office:value-type="float" office:value="-2884">
                <text:p>-2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046">
                <text:p>-1046</text:p>
              </table:table-cell>
              <table:table-cell office:value-type="float" office:value="4094">
                <text:p>4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6175">
                <text:p>-6175</text:p>
              </table:table-cell>
              <table:table-cell office:value-type="float" office:value="-9501">
                <text:p>-9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51">
                <text:p>8751</text:p>
              </table:table-cell>
              <table:table-cell office:value-type="float" office:value="-4739">
                <text:p>-4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174">
                <text:p>-1174</text:p>
              </table:table-cell>
              <table:table-cell office:value-type="float" office:value="8650">
                <text:p>8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952">
                <text:p>-952</text:p>
              </table:table-cell>
              <table:table-cell office:value-type="float" office:value="755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53">
                <text:p>2153</text:p>
              </table:table-cell>
              <table:table-cell office:value-type="float" office:value="6912">
                <text:p>6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682">
                <text:p>5682</text:p>
              </table:table-cell>
              <table:table-cell office:value-type="float" office:value="-4043">
                <text:p>-4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6970">
                <text:p>-6970</text:p>
              </table:table-cell>
              <table:table-cell office:value-type="float" office:value="-3737">
                <text:p>-3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1">
                <text:p>71</text:p>
              </table:table-cell>
              <table:table-cell office:value-type="float" office:value="-3158">
                <text:p>-3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399">
                <text:p>7399</text:p>
              </table:table-cell>
              <table:table-cell office:value-type="float" office:value="8351">
                <text:p>8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838">
                <text:p>7838</text:p>
              </table:table-cell>
              <table:table-cell office:value-type="float" office:value="1481">
                <text:p>1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392">
                <text:p>1392</text:p>
              </table:table-cell>
              <table:table-cell office:value-type="float" office:value="4464">
                <text:p>4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680">
                <text:p>-680</text:p>
              </table:table-cell>
              <table:table-cell office:value-type="float" office:value="-8878">
                <text:p>-8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3">
                <text:p>123</text:p>
              </table:table-cell>
              <table:table-cell office:value-type="float" office:value="9088">
                <text:p>9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737">
                <text:p>9737</text:p>
              </table:table-cell>
              <table:table-cell office:value-type="float" office:value="-8999">
                <text:p>-8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53">
                <text:p>9953</text:p>
              </table:table-cell>
              <table:table-cell office:value-type="float" office:value="-573">
                <text:p>-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296">
                <text:p>-296</text:p>
              </table:table-cell>
              <table:table-cell office:value-type="float" office:value="3791">
                <text:p>3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65">
                <text:p>3865</text:p>
              </table:table-cell>
              <table:table-cell office:value-type="float" office:value="-1619">
                <text:p>-1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228">
                <text:p>-2228</text:p>
              </table:table-cell>
              <table:table-cell office:value-type="float" office:value="-7557">
                <text:p>-7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250">
                <text:p>3250</text:p>
              </table:table-cell>
              <table:table-cell office:value-type="float" office:value="5406">
                <text:p>5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766">
                <text:p>-766</text:p>
              </table:table-cell>
              <table:table-cell office:value-type="float" office:value="-4056">
                <text:p>-40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66">
                <text:p>6466</text:p>
              </table:table-cell>
              <table:table-cell office:value-type="float" office:value="-1160">
                <text:p>-1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355">
                <text:p>-3355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002">
                <text:p>9002</text:p>
              </table:table-cell>
              <table:table-cell office:value-type="float" office:value="8486">
                <text:p>8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01">
                <text:p>-2501</text:p>
              </table:table-cell>
              <table:table-cell office:value-type="float" office:value="-4178">
                <text:p>-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5542">
                <text:p>-5542</text:p>
              </table:table-cell>
              <table:table-cell office:value-type="float" office:value="-4664">
                <text:p>-4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8289">
                <text:p>-8289</text:p>
              </table:table-cell>
              <table:table-cell office:value-type="float" office:value="-176">
                <text:p>-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25">
                <text:p>9125</text:p>
              </table:table-cell>
              <table:table-cell office:value-type="float" office:value="4728">
                <text:p>4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817">
                <text:p>5817</text:p>
              </table:table-cell>
              <table:table-cell office:value-type="float" office:value="-3887">
                <text:p>-3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55">
                <text:p>1255</text:p>
              </table:table-cell>
              <table:table-cell office:value-type="float" office:value="2448">
                <text:p>2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533">
                <text:p>9533</text:p>
              </table:table-cell>
              <table:table-cell office:value-type="float" office:value="-8276">
                <text:p>-8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049">
                <text:p>9049</text:p>
              </table:table-cell>
              <table:table-cell office:value-type="float" office:value="2326">
                <text:p>2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7047">
                <text:p>-7047</text:p>
              </table:table-cell>
              <table:table-cell office:value-type="float" office:value="1446">
                <text:p>1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597">
                <text:p>597</text:p>
              </table:table-cell>
              <table:table-cell office:value-type="float" office:value="-315">
                <text:p>-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2285">
                <text:p>-2285</text:p>
              </table:table-cell>
              <table:table-cell office:value-type="float" office:value="1148">
                <text:p>1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213">
                <text:p>6213</text:p>
              </table:table-cell>
              <table:table-cell office:value-type="float" office:value="-8815">
                <text:p>-8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1351">
                <text:p>-1351</text:p>
              </table:table-cell>
              <table:table-cell office:value-type="float" office:value="-6640">
                <text:p>-6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278">
                <text:p>8278</text:p>
              </table:table-cell>
              <table:table-cell office:value-type="float" office:value="-2527">
                <text:p>-2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175">
                <text:p>-9175</text:p>
              </table:table-cell>
              <table:table-cell office:value-type="float" office:value="-9727">
                <text:p>-9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3551">
                <text:p>-3551</text:p>
              </table:table-cell>
              <table:table-cell office:value-type="float" office:value="-2818">
                <text:p>-2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6745">
                <text:p>-6745</text:p>
              </table:table-cell>
              <table:table-cell office:value-type="float" office:value="1300">
                <text:p>1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5388">
                <text:p>-5388</text:p>
              </table:table-cell>
              <table:table-cell office:value-type="float" office:value="4888">
                <text:p>4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599">
                <text:p>7599</text:p>
              </table:table-cell>
              <table:table-cell office:value-type="float" office:value="8245">
                <text:p>8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4">
                <text:p>1224</text:p>
              </table:table-cell>
              <table:table-cell office:value-type="float" office:value="-2057">
                <text:p>-2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15">
                <text:p>4715</text:p>
              </table:table-cell>
              <table:table-cell office:value-type="float" office:value="-7812">
                <text:p>-7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6558">
                <text:p>-6558</text:p>
              </table:table-cell>
              <table:table-cell office:value-type="float" office:value="2905">
                <text:p>2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4906">
                <text:p>-4906</text:p>
              </table:table-cell>
              <table:table-cell office:value-type="float" office:value="-735">
                <text:p>-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5485">
                <text:p>-5485</text:p>
              </table:table-cell>
              <table:table-cell office:value-type="float" office:value="337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7241">
                <text:p>-7241</text:p>
              </table:table-cell>
              <table:table-cell office:value-type="float" office:value="-711">
                <text:p>-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8749">
                <text:p>-8749</text:p>
              </table:table-cell>
              <table:table-cell office:value-type="float" office:value="-4378">
                <text:p>-4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7012">
                <text:p>-7012</text:p>
              </table:table-cell>
              <table:table-cell office:value-type="float" office:value="-7454">
                <text:p>-7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851">
                <text:p>4851</text:p>
              </table:table-cell>
              <table:table-cell office:value-type="float" office:value="-5897">
                <text:p>-5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532">
                <text:p>1532</text:p>
              </table:table-cell>
              <table:table-cell office:value-type="float" office:value="-5598">
                <text:p>-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6761">
                <text:p>-6761</text:p>
              </table:table-cell>
              <table:table-cell office:value-type="float" office:value="1673">
                <text:p>1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580">
                <text:p>3580</text:p>
              </table:table-cell>
              <table:table-cell office:value-type="float" office:value="-5026">
                <text:p>-5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76">
                <text:p>1976</text:p>
              </table:table-cell>
              <table:table-cell office:value-type="float" office:value="3662">
                <text:p>3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716">
                <text:p>3716</text:p>
              </table:table-cell>
              <table:table-cell office:value-type="float" office:value="-215">
                <text:p>-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